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AFA6B7F98E1227C606.png" manifest:media-type="image/png"/>
  <manifest:file-entry manifest:full-path="Pictures/1000000000000400000003AFD1664F89D0F9C7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115cm" svg:height="12.999cm" svg:x="10.707cm" svg:y="0.017cm">
          <draw:image xlink:href="Pictures/1000000000000400000003AFD1664F89D0F9C7E5.png" xlink:type="simple" xlink:show="embed" xlink:actuate="onLoad" draw:mime-type="image/png">
            <text:p/>
          </draw:image>
        </draw:frame>
        <draw:frame draw:style-name="gr1" draw:text-style-name="P1" draw:layer="layout" svg:width="14.115cm" svg:height="12.999cm" svg:x="-2.443cm" svg:y="0.005cm">
          <draw:image xlink:href="Pictures/1000000000000400000003AFA6B7F98E1227C60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754" svg:d="M566 0l-566 754 114-85 136-68 148-46 161-17 161 13 153 46 140 68 118 89z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30T20:13:35.414681463</meta:creation-date>
    <dc:date>2024-10-12T20:14:05.722185889</dc:date>
    <meta:editing-duration>P1DT3M13S</meta:editing-duration>
    <meta:editing-cycles>519</meta:editing-cycles>
    <meta:generator>LibreOffice/7.0.4.2$Linux_X86_64 LibreOffice_project/00$Build-2</meta:generator>
    <meta:document-statistic meta:object-count="2"/>
  </office:meta>
</office:document-meta>
</file>